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Lucida Sans Unicode" svg:font-family="'Lucida Sans Unicode'" style:font-family-generic="swiss"/>
    <style:font-face style:name="Verdana" svg:font-family="Verdana, Verdana" style:font-family-generic="swis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3.175cm" fo:margin-left="0cm" fo:margin-right="13.825cm" table:align="margins"/>
    </style:style>
    <style:style style:name="Tableau1.A" style:family="table-column">
      <style:table-column-properties style:column-width="0.794cm" style:rel-column-width="450*"/>
    </style:style>
    <style:style style:name="Tableau1.B" style:family="table-column">
      <style:table-column-properties style:column-width="0.767cm" style:rel-column-width="435*"/>
    </style:style>
    <style:style style:name="Tableau1.D" style:family="table-column">
      <style:table-column-properties style:column-width="0.82cm" style:rel-column-width="465*"/>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background-color="#b3b3b3" fo:padding="0.097cm" fo:border-left="0.002cm solid #000000" fo:border-right="none" fo:border-top="none" fo:border-bottom="0.002cm solid #000000">
        <style:background-image/>
      </style:table-cell-properties>
    </style:style>
    <style:style style:name="Tableau1.D2"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ableau1.D3"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style:text-underline-style="none" fo:font-weight="normal" style:font-weight-asian="normal" style:font-weight-complex="normal"/>
    </style:style>
    <style:style style:name="P4" style:family="paragraph" style:parent-style-name="Text_20_body">
      <style:paragraph-properties fo:margin-left="1.251cm" fo:margin-right="0cm" fo:text-indent="0.6cm" style:auto-text-indent="false"/>
    </style:style>
    <style:style style:name="P5" style:family="paragraph" style:parent-style-name="Heading" style:master-page-name="Standard">
      <style:paragraph-properties style:page-number="auto" fo:break-before="page"/>
    </style:style>
    <style:style style:name="P6" style:family="paragraph" style:parent-style-name="Heading_20_2">
      <style:text-properties fo:font-weight="bold" style:font-weight-asian="bold" style:font-weight-complex="bold"/>
    </style:style>
    <style:style style:name="P7" style:family="paragraph" style:parent-style-name="Table_20_Contents">
      <style:paragraph-properties fo:text-align="justify" style:justify-single-word="false"/>
    </style:style>
    <style:style style:name="P8" style:family="paragraph" style:parent-style-name="Table_20_Contents">
      <style:paragraph-properties fo:text-align="justify" style:justify-single-word="false"/>
      <style:text-properties fo:background-color="#b3b3b3"/>
    </style:style>
    <style:style style:name="P9" style:family="paragraph" style:parent-style-name="Text_20_body">
      <style:text-properties style:text-position="0% 100%"/>
    </style:style>
    <style:style style:name="P10" style:family="paragraph" style:parent-style-name="Text_20_body">
      <style:text-properties style:text-underline-style="solid" style:text-underline-width="auto" style:text-underline-color="font-color"/>
    </style:style>
    <style:style style:name="P11" style:family="paragraph" style:parent-style-name="Text_20_body">
      <style:text-properties style:text-underline-style="solid" style:text-underline-width="auto" style:text-underline-color="font-color" fo:font-weight="bold" style:font-weight-asian="bold" style:font-weight-complex="bold"/>
    </style:style>
    <style:style style:name="P12" style:family="paragraph" style:parent-style-name="Text_20_body">
      <style:text-properties fo:font-weight="bold" style:font-weight-asian="bold" style:font-weight-complex="bold"/>
    </style:style>
    <style:style style:name="P13" style:family="paragraph" style:parent-style-name="Text_20_body" style:list-style-name="L1">
      <style:text-properties fo:font-weight="bold" style:font-weight-asian="bold" style:font-weight-complex="bold"/>
    </style:style>
    <style:style style:name="P14" style:family="paragraph" style:parent-style-name="Text_20_body">
      <style:text-properties style:text-underline-style="none" fo:font-weight="bold" style:font-weight-asian="bold" style:font-weight-complex="bold"/>
    </style:style>
    <style:style style:name="P15" style:family="paragraph" style:parent-style-name="Text_20_body">
      <style:text-properties style:text-underline-style="none" fo:font-weight="normal" style:font-weight-asian="normal" style:font-weight-complex="normal"/>
    </style:style>
    <style:style style:name="P16" style:family="paragraph" style:parent-style-name="Text_20_body" style:list-style-name="L3">
      <style:text-properties style:text-underline-style="none" fo:font-weight="normal" style:font-weight-asian="normal" style:font-weight-complex="normal"/>
    </style:style>
    <style:style style:name="P17" style:family="paragraph" style:parent-style-name="Text_20_body" style:list-style-name="L4"/>
    <style:style style:name="P18" style:family="paragraph" style:parent-style-name="Text_20_body">
      <style:paragraph-properties fo:margin-left="1.251cm" fo:margin-right="0cm" fo:text-indent="0.6cm" style:auto-text-indent="false"/>
      <style:text-properties style:text-position="0% 100%"/>
    </style:style>
    <style:style style:name="P19" style:family="paragraph" style:parent-style-name="Text_20_body">
      <style:paragraph-properties fo:margin-left="0cm" fo:margin-right="0cm" fo:text-indent="0.6cm" style:auto-text-indent="false"/>
      <style:text-properties style:text-position="0% 100%"/>
    </style:style>
    <style:style style:name="P20" style:family="paragraph" style:parent-style-name="Text_20_body">
      <style:paragraph-properties fo:margin-left="0cm" fo:margin-right="0cm" fo:text-indent="0.6cm" style:auto-text-indent="false"/>
      <style:text-properties style:text-position="0% 100%" fo:font-style="italic" style:font-style-asian="italic" style:font-style-complex="italic"/>
    </style:style>
    <style:style style:name="P21" style:family="paragraph" style:parent-style-name="Text_20_body">
      <style:paragraph-properties fo:margin-left="0cm" fo:margin-right="0cm" fo:text-indent="0.6cm" style:auto-text-indent="false"/>
      <style:text-properties style:text-position="0% 100%" fo:font-weight="bold" style:font-weight-asian="bold" style:font-weight-complex="bold"/>
    </style:style>
    <style:style style:name="P22" style:family="paragraph" style:parent-style-name="Text_20_body">
      <style:paragraph-properties fo:margin-left="0cm" fo:margin-right="0cm" fo:text-indent="0.6cm" style:auto-text-indent="false"/>
      <style:text-properties style:text-position="0% 100%" style:text-underline-style="solid" style:text-underline-width="auto" style:text-underline-color="font-color" fo:font-weight="bold" style:font-weight-asian="bold" style:font-weight-complex="bold"/>
    </style:style>
    <style:style style:name="P23" style:family="paragraph" style:parent-style-name="Text_20_body">
      <style:paragraph-properties fo:margin-left="0cm" fo:margin-right="0cm" fo:text-indent="0.6cm" style:auto-text-indent="false"/>
      <style:text-properties style:text-position="0% 100%" style:text-underline-style="none" fo:font-weight="bold" style:font-weight-asian="bold" style:font-weight-complex="bold"/>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style:text-position="sub 58%"/>
    </style:style>
    <style:style style:name="T4" style:family="text">
      <style:text-properties style:text-position="0% 100%"/>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color="#ff00ff"/>
    </style:style>
    <style:style style:name="T8" style:family="text">
      <style:text-properties fo:color="#ff00ff" style:text-position="super 58%"/>
    </style:style>
    <style:style style:name="T9" style:family="text">
      <style:text-properties fo:color="#ff00ff" style:text-position="0% 100%"/>
    </style:style>
    <style:style style:name="T10" style:family="text">
      <style:text-properties fo:color="#00ae00"/>
    </style:style>
    <style:style style:name="T11" style:family="text">
      <style:text-properties fo:color="#00ae00" style:text-position="super 58%"/>
    </style:style>
    <style:style style:name="T12" style:family="text">
      <style:text-properties fo:color="#33cc66"/>
    </style:style>
    <style:style style:name="T13" style:family="text">
      <style:text-properties fo:color="#33cc66" style:text-position="0% 100%"/>
    </style:style>
    <style:style style:name="T14" style:family="text">
      <style:text-properties style:font-name="Lucida Sans Unicod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gents intelligents</text:p>
      <text:p text:style-name="Heading">Vincent Thomas</text:p>
      <text:p text:style-name="Text_20_body"><text:a xlink:type="simple" xlink:href="mailto:vincent.thomas@loria.fr" text:style-name="Internet_20_link" text:visited-style-name="Visited_20_Internet_20_Link">vincent.thomas@loria.fr</text:a></text:p>
      <text:h text:style-name="Heading_20_1" text:outline-level="1">Introduction</text:h>
      <text:p text:style-name="Text_20_body">Système dynamique : à chaque pas de temps, l'état du système évolue selon les lois données (automate).</text:p>
      <text:h text:style-name="P6" text:outline-level="2">Systèmes en interaction / capable d'agir avec l'extérieur</text:h>
      <text:p text:style-name="Text_20_body">Il existe différents systèmes en interaction avec l'extérieur : des système de surveillance (essayer de deviner ce qui se passe à l'extérieur du système...), des système robotique (domotique...).</text:p>
      <text:p text:style-name="Text_20_body">A partir de quand / quels critères pouvons-nous considérer ces systèmes comme intelligents ? Quand parler d'intelligence artificielle ? Où trouvons-nous de tels programmes ? </text:p>
      <text:p text:style-name="Text_20_body">Nous pouvons par exemple penser aux services (siri), aux jeus (victoire au go contre un champion européen), à la robotique, la prise de décision (atteindre un objectif..)</text:p>
      <text:p text:style-name="Text_20_body">Nous pouvons définir l'intelligence comme la capacité à s'adapter à de nombreuses situations, ou bien la capacité d'apprendre par soi-même (bases de règles), ou bien...</text:p>
      <text:p text:style-name="Text_20_body"/>
      <text:h text:style-name="Heading_20_2" text:outline-level="2">Définir l'Intelligence Artificielle </text:h>
      <text:p text:style-name="P1">→ Intelligence : pour chaque question on peut modéliser un problème qui lui a un sens. </text:p>
      <text:p text:style-name="P2">Il est difficile de faire réellement le parallèle entre intelligence et IA : certaines choses sont instinctives pour l’Homme (se déplacer) et complexes pour la machine et inversement (échec).</text:p>
      <text:p text:style-name="P2">Nous pouvons dire que c'est résoudre de nouveaux problème (frontière de l'IA se déplace). Résoudre des problèmes que l'Homme peut résoudre (limite les capacités)</text:p>
      <text:p text:style-name="P2"/>
      <text:h text:style-name="Heading_20_1" text:outline-level="1">Penser rationnellement vs. Penser comme un être humain</text:h>
      <text:h text:style-name="Heading_20_2" text:outline-level="2">Penser comme un être humain</text:h>
      <text:p text:style-name="Text_20_body">L'être humain ne raisonne pas toujours comme « il faudrait » normalement, si on se basait davantage sur la logique pure. <text:span text:style-name="T5">L'exemple des trois portes ou les paradoxes probabilistes (cancer) illustrent cette particularité humaine. </text:span></text:p>
      <text:p text:style-name="Text_20_body">Agir comme un être humain est réellement difficile à modéliser. (ex : différences de facilité de résolution entre la représentation des 4 Cartes vs. Alcool +18ans). A noter : lorsque nous construisons un modèle, il est important de c<text:span text:style-name="T5">onserver des données pour valider le modèle, différentes de celles utilisées pour le construire.</text:span></text:p>
      <text:p text:style-name="Text_20_body">Nous pouvons nous servir des serious games, pour que les individus résolvent des problèmes sans s'en apercevoir puis collecter des données. Cela permet de conclure des heuristiques pour comprendre comment l'humain raisonne et ensuite modéliser ce raisonnement.</text:p>
      <text:p text:style-name="Text_20_body"><text:soft-page-break/>L'utilisation du test de Turing permet de confronter ces deux manières de « penser ». La machine doit agir comme un humain. Deux salles, deviner quel ordinateur est commandé directement par une machine. L'analyse sémantique des phrases est très difficile pour une machine, son analyse est surtout basée sur la syntaxe donc « Puis-je manger demain avec mon ami décédé ? » est difficile à interpréter correctement. La machine trouvera donc difficilement une réponse cohérente à la question du joueur. </text:p>
      <text:p text:style-name="Text_20_body">Certaines méthodes permettent donc de disqualifier la machine : lui demander de reformuler, jouer sur le contexte, réitérer de nombreuses fois sa question...</text:p>
      <text:p text:style-name="Text_20_body">Des méthodes existent également pour créer un espace de pensée qui trouble l'individu : conserver l'historique de la conversation...</text:p>
      <text:p text:style-name="Text_20_body"/>
      <text:h text:style-name="Heading_20_2" text:outline-level="2">Agir rationnellement</text:h>
      <text:p text:style-name="Text_20_body">Comportement rationnel = faire la bonne chose c'est-à-dire celle qui devrait maximiser l'accomplissement d'un but. Besoin de définir l'objectif à atteindre.</text:p>
      <text:p text:style-name="Text_20_body">Lorsque l'on a toutes les données en main, on peut avoir le comportement optimal en vue d’une performance. La qualité de « comportement rationnel / optimal » varie en fonction de la quantité d'information que l'on possède (ex. du labyrinthe, prendre un mauvais chemin lorsque l'on ne connaît pas la sortie la plus proche).</text:p>
      <text:p text:style-name="Text_20_body">Si l'individu effectue une action qui diminue son résultat potentiel d'après ses connaissances actuelles, alors il n'est pas rationnel. </text:p>
      <text:p text:style-name="Text_20_body">Un comportement rationnel n'implique pas nécessairement un raisonnement (ex : réflexe). → Grande différence entre système qui agissent et systèmes qui pensent : les premiers peuvent réfléchir pour agir de façon optimale, mais ce n’est pas nécessaire. </text:p>
      <text:p text:style-name="Text_20_body">Le raisonnement doit se faire au service d'une action rationnelle. </text:p>
      <text:p text:style-name="Text_20_body">Rationalité limitée : ce qui en moyenne me rapporte le plus de récompense, sachant que mes actions accroissent mes connaissances. </text:p>
      <text:p text:style-name="Text_20_body"/>
      <text:h text:style-name="Heading_20_1" text:outline-level="1">Système dynamique</text:h>
      <text:p text:style-name="P3">Un système dynamique est à espace discret. On parle d'états, c'est-à-dire une configuration à un instant donné. L'espace d'état (ensemble S) est l'ensemble des états possibles. Il dit à chaque instant la configuration du système. Par exemple illustré dans le jeu de la vie. </text:p>
      <text:p text:style-name="Text_20_body">Que faut-il pour avoir un automate cellulaire : des cellules, </text:p>
      <text:p text:style-name="Text_20_body">2<text:span text:style-name="T1">n^2</text:span> possibilités dans la matrice de n cellules de côté. S'il y à une seule cellule, il a deux états/configurations possibles ( {0,1}). S'il y a deux cellules, c'est le produit cartésien de {0,1} : {0,1} x {0,1} → {0,1}²</text:p>
      <text:p text:style-name="Text_20_body">Par quel moyen peut-on passer d'un état à un autre ? Par l'application de règles. Comment peut-on les écrire mathématiquement ? L'agrégation de toutes les règles de l'automate cellulaire donne une fonction de transition (fonction de transition T va de S vers S. T : S → S)(passer de l'état st à st+1). T illustre un système de pas dynamique. Pour tous les états possibles du système, je connais l'état suivant. Cela s'illustre pas des automates possédant potentiellement différents cycles. </text:p>
      <text:p text:style-name="Text_20_body">On définit un S<text:span text:style-name="T3">0</text:span><text:span text:style-name="T4"> état initial appartenant à S. </text:span></text:p>
      <text:p text:style-name="P9"><text:soft-page-break/>Ces composants permettent de définir une trajectoire :</text:p>
      <text:p text:style-name="P4"><text:span text:style-name="T4">S</text:span><text:span text:style-name="T3">0</text:span></text:p>
      <text:p text:style-name="P4"><text:span text:style-name="T4">S</text:span><text:span text:style-name="T3">1</text:span><text:span text:style-name="T4"> = f(S</text:span><text:span text:style-name="T3">0</text:span><text:span text:style-name="T4">)</text:span></text:p>
      <text:p text:style-name="P4"><text:span text:style-name="T4">S</text:span><text:span text:style-name="T3">2</text:span><text:span text:style-name="T4"> = f(S</text:span><text:span text:style-name="T3">1</text:span><text:span text:style-name="T4">)</text:span></text:p>
      <text:p text:style-name="P18">…</text:p>
      <text:p text:style-name="P20">Problème : on ne contrôle pas le processus. Il faudrait que l'agent ait une part de liberté pour contrôler et influencer le processus. C'est cette zone de liberté qui permet à l'agent de prendre des décisions. </text:p>
      <text:p text:style-name="P20"/>
      <text:p text:style-name="P21">Exemple dans le cas du labyrinthe </text:p>
      <text:p text:style-name="P19">Les choix/actions : 4 actions nord/sud/est/ouest</text:p>
      <text:p text:style-name="P19">Fonction : en fonction de l'état où je me trouve et de l'action choisie : j'arrive ici.</text:p>
      <text:p text:style-name="P19">→ Nous avons défini un problème-agent. </text:p>
      <text:p text:style-name="P22"/>
      <text:p text:style-name="P23">On étudie 4 types d'IA différents. On s'intéresse aux programmes qui agissent de manière rationnelle. La modélisation veut définir un problème dans lequel un système peut agir. La modélisation veut construire une version générique qui permet de simuler un système capable d'agir et de prendre des décisions. </text:p>
      <text:p text:style-name="P23"/>
      <text:h text:style-name="Heading_20_1" text:outline-level="1">Modéliser un système dynamique</text:h>
      <text:p text:style-name="Text_20_body">= Qui évolue au cours du temps. Il n'agit pas, il a juste une trajectoire qui suit. </text:p>
      <text:p text:style-name="Text_20_body">Pour définir un système dynamique on doit définir : un espace d'état S et une fonction de transition T de S → S. </text:p>
      <text:p text:style-name="Text_20_body">Un <text:span text:style-name="T6">état </text:span><text:span text:style-name="T5">est un ensemble d'informations qui permettent de prédire au mieux le futur du système. </text:span></text:p>
      <text:p text:style-name="Text_20_body"><text:span text:style-name="T6">Propriété de Markov </text:span><text:span text:style-name="T5">: l'état suffit pour prédire la suite du système. Pas besoin de connaître les états antérieurs du système pour prédire son futur. </text:span></text:p>
      <text:p text:style-name="Text_20_body"><text:span text:style-name="T5">A l'inverse, lorsqu'on s'intéresse à un objet qui évolue dans son environnement, on a besoin de connaître son état et sa vitesse (photos d'une balle qui se déplace). </text:span></text:p>
      <text:p text:style-name="Text_20_body"><text:span text:style-name="T5">Un </text:span><text:span text:style-name="T6">agent</text:span><text:span text:style-name="T5"> est un système dynamique dans lequel il y a du contrôle. </text:span></text:p>
      <text:p text:style-name="Text_20_body"><text:span text:style-name="T5">MDP = espace d'état, d'action, état initial...</text:span></text:p>
      <text:p text:style-name="Text_20_body"><text:span text:style-name="T5"/></text:p>
      <text:list xml:id="list5993097549558766840" text:style-name="L1">
        <text:list-item>
          <text:p text:style-name="P13">Boucle ouverte : <text:span text:style-name="T5">Action → S </text:span></text:p>
          <text:p text:style-name="P13"><text:span text:style-name="T5">Si c'est déterministe, je peux utiliser des boucles ouvertes : je connais le résultat et je peux continuer. </text:span></text:p>
        </text:list-item>
        <text:list-item>
          <text:p text:style-name="P13">Boucle fermée : <text:span text:style-name="T5">S → action → S → action → S → …</text:span></text:p>
          <text:p text:style-name="P13"><text:span text:style-name="T5">S'il y a de l’incertitude, j'utilise des boucles fermées. Je fais une action, je regarde dans quel état je me trouve car je ne le connaissais pas avant, puis j'agis. Utilisée lorsqu'on est pas sur du résultat dans lequel on arrive quand on fait l'action. Je regarde où j'arrive pour choisir la </text:span><text:soft-page-break/><text:span text:style-name="T5">suite. </text:span></text:p>
        </text:list-item>
      </text:list>
      <text:p text:style-name="Text_20_body"><text:span text:style-name="T5"/></text:p>
      <text:p text:style-name="P11">Difficultés :</text:p>
      <text:list xml:id="list8015470509436483471" text:style-name="L3">
        <text:list-item>
          <text:p text:style-name="P16">Taille de l'espace d’états</text:p>
        </text:list-item>
        <text:list-item>
          <text:p text:style-name="P16">Espace continu</text:p>
        </text:list-item>
        <text:list-item>
          <text:p text:style-name="P16">Incertitude</text:p>
        </text:list-item>
      </text:list>
      <text:p text:style-name="P3">Exemple : Cheese maze</text:p>
      <text:list xml:id="list36780864" text:continue-numbering="true" text:style-name="L3">
        <text:list-item>
          <text:p text:style-name="P16">Ne pas avoir accès à l'état S</text:p>
        </text:list-item>
      </text:list>
      <text:p text:style-name="Text_20_body"><text:span text:style-name="T5"/></text:p>
      <text:p text:style-name="Text_20_body"><text:span text:style-name="T5"/></text:p>
      <text:p text:style-name="Text_20_body"><text:span text:style-name="T5"/></text:p>
      <text:p text:style-name="P1">On a vu :</text:p>
      <text:list xml:id="list1289600800602115727" text:style-name="L4">
        <text:list-item>
          <text:p text:style-name="P17"><text:span text:style-name="T6">Système dynamique qui évolue au cours du temps. </text:span></text:p>
        </text:list-item>
        <text:list-item>
          <text:p text:style-name="P17"><text:span text:style-name="T6">Système dynamique, contrôlable, avec actions, mais observabilité totale : on connaît S. Comme on connaît S, on a toutes les actions pour prédire l'avenir et c’est beaucoup plus facile. </text:span></text:p>
        </text:list-item>
        <text:list-item>
          <text:p text:style-name="P17"><text:span text:style-name="T6">Système dynamique, contrôlable, à observation partielle. Des états suffisent à prédire l'avenir, toujours la fonction de transition pour faire évoluer le système voire une fonction de performance pour dire tel agent est meilleur que tel autre. Mais en plus : une fonction observation qui pour un état, me donne une observation. L'agent n'a accès qu'à cette observation. O = { ensemble des observations }. Fonction observation : S → O. Système bien plus réalistes mais bien plus compliqués car on ne connaît pas la configuration du « labyrinthe ». </text:span></text:p>
          <text:p text:style-name="P17"><text:span text:style-name="T6">Agir permet alors de se rapprocher du but et de récupérer de l'information pour bien agir après. </text:span></text:p>
        </text:list-item>
      </text:list>
      <text:p text:style-name="Text_20_body"><text:span text:style-name="T5"/></text:p>
      <text:p text:style-name="Text_20_body"><text:span text:style-name="T5"/></text:p>
      <text:h text:style-name="Heading_20_2" text:outline-level="2">Définir l'agent : cellule qui s'allume et s'éteint</text:h>
      <text:p text:style-name="Text_20_body"><text:span text:style-name="T5">S={0,1}</text:span></text:p>
      <text:p text:style-name="Text_20_body"><text:span text:style-name="T5">A={éteindre, allumer}</text:span></text:p>
      <text:p text:style-name="Text_20_body"><text:span text:style-name="T5">T: S x A → S </text:span></text:p>
      <text:p text:style-name="Text_20_body"><text:span text:style-name="T5">T: {0,1} → {0,1}</text:span></text:p>
      <text:p text:style-name="Text_20_body"><text:span text:style-name="T5"/></text:p>
      <text:p text:style-name="P10"><text:span text:style-name="T5">Combien de fonctions possibles ?</text:span></text:p>
      <text:p text:style-name="Text_20_body"><text:span text:style-name="T5">Card(S) choix possibles. </text:span></text:p>
      <text:p text:style-name="Text_20_body"><text:span text:style-name="T5">2 *2 possibilités → 4</text:span></text:p>
      <text:p text:style-name="Text_20_body"><text:span text:style-name="T5">0 signifie que la lampe est actuellement éteinte, 1 qu'elle est allumée. </text:span></text:p>
      <text:p text:style-name="Text_20_body"><text:span text:style-name="T5">T : S x A → S</text:span></text:p>
      <text:p text:style-name="Text_20_body"><text:soft-page-break/><text:span text:style-name="T5">0 * allume → 1/0</text:span></text:p>
      <text:p text:style-name="Text_20_body"><text:span text:style-name="T5">1 * allume → 1/0</text:span></text:p>
      <text:p text:style-name="Text_20_body"><text:span text:style-name="T5">0 * éteint → 0/1</text:span></text:p>
      <text:p text:style-name="Text_20_body"><text:span text:style-name="T5">0 * éteint → 0/1</text:span></text:p>
      <text:p text:style-name="Text_20_body"><text:span text:style-name="T5">Le nombre total de fonction est le produit du nombre de choix pour chaque case : |S|</text:span><text:span text:style-name="T2">|S| * |A|</text:span><text:span text:style-name="T5">.</text:span></text:p>
      <text:p text:style-name="Text_20_body"><text:span text:style-name="T5">Chaque colonne correspond à une action possible (mais pas forcément explicable). </text:span></text:p>
      <text:p text:style-name="Text_20_body"/>
      <text:h text:style-name="Heading_20_2" text:outline-level="2">Aspirateur</text:h>
      <text:p text:style-name="Text_20_body">Système = <text:span text:style-name="T7">état de chaque case 0 ou 1 </text:span>et <text:span text:style-name="T10">position du robot</text:span>. </text:p>
      <text:p text:style-name="Text_20_body">S = ( <text:span text:style-name="T7">{0,1}</text:span><text:span text:style-name="T8">16</text:span><text:span text:style-name="T7"> </text:span>) x (<text:span text:style-name="T10"> [ 1,4 ] * [ 1,4 ] </text:span>)</text:p>
      <text:p text:style-name="Text_20_body">2<text:span text:style-name="T1">16</text:span><text:span text:style-name="T4"> * 16 → Possibilités du robot d'après sa position (dont toutes celles impossibles à cause des murs etc...) * le nombre de cases possibles. </text:span></text:p>
      <text:p text:style-name="Text_20_body">Le but est de construire l'agent qui maximise la fonction de performance. C'est grâce à elle qu'on parle d'agent rationnelle, qui agit donc le mieux possible. Rationnel = avec performance maximal. </text:p>
      <text:p text:style-name="Text_20_body"/>
      <text:h text:style-name="Heading_20_2" text:outline-level="2">Labyrinthe</text:h>
      <text:p text:style-name="Text_20_body">Un petit robot va de l'entrée à la sortie dans un labyrinthe carré. Il peut détruire les murs pour construire un chemin plus court ou simplement accéder à la sortie. </text:p>
      <text:p text:style-name="Text_20_body">Monde déterministe.</text:p>
      <text:p text:style-name="Text_20_body">Carte de n*n.</text:p>
      <text:p text:style-name="Text_20_body">Sortie tout au sud à l'est. Entrée au nord ouest. </text:p>
      <text:p text:style-name="Text_20_body">Compromis entre les tirs et les déplacement.</text:p>
      <text:p text:style-name="Text_20_body">8 actions N, S, E, O. TN, TS, TE, TO. (T=tir)</text:p>
      <text:p text:style-name="Text_20_body">S = espace d'états = nombre de configurations possibles. </text:p>
      <text:p text:style-name="Text_20_body">S = <text:span text:style-name="T7">position</text:span> du personnage * <text:span text:style-name="T12">mur c'est-à-dire état du labyrinthe</text:span></text:p>
      <text:p text:style-name="Text_20_body">S = ( <text:span text:style-name="T9">[1 ; n]²</text:span><text:span text:style-name="T7"> </text:span>) x (<text:span text:style-name="T10"> {0,1}</text:span><text:span text:style-name="T11">n²</text:span><text:span text:style-name="T10"> </text:span>)</text:p>
      <text:p text:style-name="Text_20_body">S = (<text:span text:style-name="T7">2 </text:span><text:span text:style-name="T8">n*n</text:span><text:span text:style-name="T4"> ) * </text:span><text:span text:style-name="T13">n²</text:span></text:p>
      <text:p text:style-name="Text_20_body">A = {N, S, E, O. TN, TS, TE, TO}</text:p>
      <text:p text:style-name="Text_20_body">T: S x A → S</text:p>
      <text:p text:style-name="Text_20_body">Fonction performance : <text:s text:c="2"/><text:span text:style-name="T14">Π</text:span> : S → A</text:p>
      <text:p text:style-name="Text_20_body">Si l'action choisie dans A est se déplacer, elle va toucher à la partie <text:span text:style-name="T7">rose</text:span>, si c'est tirer, ce sera la partie <text:span text:style-name="T12">verte</text:span>. </text:p>
      <text:p text:style-name="Text_20_body">Adapter la fonction de performance : un tir compte pour 2 et un déplacement pour 1 ?</text:p>
      <text:p text:style-name="Text_20_body"/>
      <table:table table:name="Tableau1" table:style-name="Tableau1">
        <table:table-column table:style-name="Tableau1.A"/>
        <table:table-column table:style-name="Tableau1.B"/>
        <table:table-column table:style-name="Tableau1.A"/>
        <table:table-column table:style-name="Tableau1.D"/>
        <table:table-row>
          <table:table-cell table:style-name="Tableau1.A1" office:value-type="string">
            <text:p text:style-name="P7">D</text:p>
          </table:table-cell>
          <table:table-cell table:style-name="Tableau1.A1" office:value-type="string">
            <text:p text:style-name="P7"/>
          </table:table-cell>
          <table:table-cell table:style-name="Tableau1.A1" office:value-type="string">
            <text:p text:style-name="P7"/>
          </table:table-cell>
          <table:table-cell table:style-name="Tableau1.D1" office:value-type="string">
            <text:p text:style-name="P7"/>
          </table:table-cell>
        </table:table-row>
        <table:table-row>
          <table:table-cell table:style-name="Tableau1.A2" office:value-type="string">
            <text:p text:style-name="P7"/>
          </table:table-cell>
          <table:table-cell table:style-name="Tableau1.B2" office:value-type="string">
            <text:p text:style-name="P7"/>
          </table:table-cell>
          <table:table-cell table:style-name="Tableau1.B2" office:value-type="string">
            <text:p text:style-name="P7"/>
          </table:table-cell>
          <table:table-cell table:style-name="Tableau1.D2" office:value-type="string">
            <text:p text:style-name="P7"/>
          </table:table-cell>
        </table:table-row>
        <text:soft-page-break/>
        <table:table-row>
          <table:table-cell table:style-name="Tableau1.A2" office:value-type="string">
            <text:p text:style-name="P7"/>
          </table:table-cell>
          <table:table-cell table:style-name="Tableau1.B2" office:value-type="string">
            <text:p text:style-name="P7"/>
          </table:table-cell>
          <table:table-cell table:style-name="Tableau1.A2" office:value-type="string">
            <text:p text:style-name="P7"/>
          </table:table-cell>
          <table:table-cell table:style-name="Tableau1.D3" office:value-type="string">
            <text:p text:style-name="P7"/>
          </table:table-cell>
        </table:table-row>
        <table:table-row>
          <table:table-cell table:style-name="Tableau1.A2" office:value-type="string">
            <text:p text:style-name="P7"/>
          </table:table-cell>
          <table:table-cell table:style-name="Tableau1.B2" office:value-type="string">
            <text:p text:style-name="P7"/>
          </table:table-cell>
          <table:table-cell table:style-name="Tableau1.A2" office:value-type="string">
            <text:p text:style-name="P7"/>
          </table:table-cell>
          <table:table-cell table:style-name="Tableau1.D3" office:value-type="string">
            <text:p text:style-name="P7"/>
          </table:table-cell>
        </table:table-row>
        <table:table-row>
          <table:table-cell table:style-name="Tableau1.B2" office:value-type="string">
            <text:p text:style-name="P8"/>
          </table:table-cell>
          <table:table-cell table:style-name="Tableau1.B2" office:value-type="string">
            <text:p text:style-name="P8"/>
          </table:table-cell>
          <table:table-cell table:style-name="Tableau1.A2" office:value-type="string">
            <text:p text:style-name="P7"/>
          </table:table-cell>
          <table:table-cell table:style-name="Tableau1.D3" office:value-type="string">
            <text:p text:style-name="P7">S</text:p>
          </table:table-cell>
        </table:table-row>
      </table:table>
      <text:p text:style-name="Text_20_body"/>
      <text:p text:style-name="P10">Représenter un problème du point de vue mathématique</text:p>
      <text:p text:style-name="P14"><text:span text:style-name="T5">On cherche quelque chose qui maximise la performance ou minimise le coût.</text:span></text:p>
      <text:p text:style-name="P14"><text:span text:style-name="T5">Je connais S, qui me suffit pour prédire les meilleures actions futures (pas besoin des actions du passé). On lance l'algorithme, on teste une action, on teste une autre, on voit laquelle est la meilleure. </text:span></text:p>
      <text:p text:style-name="P14"><text:span text:style-name="T5">Tirer revient à changer la configuration du labyrinthe. A chaque fois on refait une recherche de chemi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Lucida Sans Unicode" svg:font-family="'Lucida Sans Unicode'" style:font-family-generic="swiss"/>
    <style:font-face style:name="Verdana" svg:font-family="Verdana, Verdana" style:font-family-generic="swis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keep-with-next="always"/>
      <style:text-properties fo:color="#800000" style:font-name="Times New Roman1" fo:font-size="17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99cm" fo:margin-bottom="0.011cm" fo:text-align="justify" style:justify-single-word="false" fo:text-indent="0.6cm" style:auto-text-indent="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left="0.06cm" fo:margin-right="0cm" fo:margin-top="0.52cm" fo:margin-bottom="0.21cm" fo:text-align="start" style:justify-single-word="false" fo:text-indent="-0.06cm" style:auto-text-indent="false" style:page-number="auto" fo:keep-with-next="auto">
        <style:tab-stops/>
      </style:paragraph-properties>
      <style:text-properties fo:color="#800000" fo:font-size="15pt" fo:font-weight="bold" style:font-size-asian="115%" style:font-weight-asian="bold" style:font-size-complex="115%" style:font-weight-complex="bold"/>
    </style:style>
    <style:style style:name="Heading_20_2" style:display-name="Heading 2" style:family="paragraph" style:parent-style-name="Heading" style:default-outline-level="2" style:class="text" style:master-page-name="">
      <style:paragraph-properties fo:margin-left="0.559cm" fo:margin-right="0cm" fo:margin-top="0.22cm" fo:margin-bottom="0.109cm" fo:text-align="start" style:justify-single-word="false" fo:text-indent="0.041cm" style:auto-text-indent="false" style:page-number="auto" fo:keep-with-next="auto"/>
      <style:text-properties fo:color="#008000" fo:font-size="14pt" fo:font-style="normal" fo:font-weight="bold" style:font-size-asian="14pt" style:font-style-asian="italic" style:font-weight-asian="bold" style:font-size-complex="14pt" style:font-style-complex="italic" style:font-weight-complex="bold"/>
    </style:style>
    <style:style style:name="Faux_20_titre_20_1" style:display-name="Faux titre 1" style:family="paragraph" style:parent-style-name="Heading_20_2" style:default-outline-level="" style:list-style-name="" style:class="text">
      <style:paragraph-properties fo:margin-left="0.4cm" fo:margin-right="0cm" fo:margin-top="0cm" fo:margin-bottom="0cm" fo:text-indent="0.24cm" style:auto-text-indent="false"/>
      <style:text-properties fo:color="#800000" fo:font-size="12pt"/>
    </style:style>
    <style:style style:name="Heading_20_3" style:display-name="Heading 3" style:family="paragraph" style:parent-style-name="Heading" style:next-style-name="Text_20_body" style:default-outline-level="3" style:class="text">
      <style:paragraph-properties fo:margin-left="0.76cm" fo:margin-right="0cm" fo:margin-top="0.12cm" fo:margin-bottom="0.109cm" fo:text-align="start" style:justify-single-word="false" fo:text-indent="1.139cm" style:auto-text-indent="false">
        <style:tab-stops/>
      </style:paragraph-properties>
      <style:text-properties fo:color="#000080" fo:font-size="13pt" fo:font-weight="bold" style:font-size-asian="14pt" style:font-weight-asian="bold" style:font-size-complex="14pt" style:font-weight-complex="bold"/>
    </style:style>
    <style:style style:name="Faux_20_Titre_20_2" style:display-name="Faux Titre 2" style:family="paragraph" style:parent-style-name="Heading_20_3" style:default-outline-level="" style:list-style-name="Numbering_20_3" style:class="text">
      <style:paragraph-properties fo:margin-left="1.799cm" fo:margin-right="0cm" fo:margin-top="0cm" fo:margin-bottom="0cm" fo:text-indent="0cm" style:auto-text-indent="false"/>
      <style:text-properties fo:font-size="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fo:text-indent="0cm" style:auto-text-indent="false">
        <style:tab-stops>
          <style:tab-stop style:position="17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margin-top="0.101cm" fo:margin-bottom="0cm" fo:text-indent="0cm" style:auto-text-indent="false">
        <style:tab-stops>
          <style:tab-stop style:position="16.501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Default" style:family="paragraph" style:parent-style-name="Standard">
      <style:paragraph-properties fo:text-align="start" style:justify-single-word="false" style:text-autospace="none"/>
      <style:text-properties fo:color="#000000" style:font-name="Verdana" fo:font-size="12pt" style:font-name-asian="Verdana" style:font-size-asian="12pt" style:font-name-complex="Verdana" style:font-size-complex="12pt"/>
    </style:style>
    <style:style style:name="Pa3" style:family="paragraph" style:parent-style-name="Default" style:next-style-name="Default">
      <style:paragraph-properties style:line-height-at-least="0.425cm" fo:text-align="start" style:justify-single-word="false"/>
      <style:text-properties style:use-window-font-color="true" style:font-name="Times New Roman" fo:font-size="12pt" style:font-name-asian="SimSun" style:font-size-asian="12pt" style:font-name-complex="Mangal" style:font-size-complex="12pt"/>
    </style:style>
    <style:style style:name="Pa6" style:family="paragraph" style:parent-style-name="Default" style:next-style-name="Default">
      <style:paragraph-properties style:line-height-at-least="0.425cm" fo:text-align="start" style:justify-single-word="false"/>
      <style:text-properties style:use-window-font-color="true" style:font-name="Times New Roman" fo:font-size="12pt" style:font-name-asian="SimSun" style:font-size-asian="12pt" style:font-name-complex="Mangal" style:font-size-complex="12pt"/>
    </style:style>
    <style:style style:name="Pa7" style:family="paragraph" style:parent-style-name="Default" style:next-style-name="Default">
      <style:paragraph-properties style:line-height-at-least="0.425cm" fo:text-align="start" style:justify-single-word="false"/>
      <style:text-properties style:use-window-font-color="true" style:font-name="Times New Roman" fo:font-size="12pt" style:font-name-asian="SimSun" style:font-size-asian="12pt" style:font-name-complex="Mangal" style:font-size-complex="12pt"/>
    </style:style>
    <style:style style:name="Heading_20_4" style:display-name="Heading 4" style:family="paragraph" style:parent-style-name="Text_20_body" style:next-style-name="Text_20_body" style:default-outline-level="4" style:class="text">
      <style:text-properties fo:font-size="13pt" fo:font-style="italic"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Pa4" style:family="paragraph" style:parent-style-name="Default" style:next-style-name="Default">
      <style:paragraph-properties style:line-height-at-least="0.425cm" fo:text-align="start" style:justify-single-word="false"/>
      <style:text-properties style:use-window-font-color="true" style:font-name="Times New Roman" fo:font-size="12pt" style:font-name-asian="SimSun" style:font-size-asian="12pt" style:font-name-complex="Mangal" style:font-size-complex="12pt"/>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6" style:display-name="Heading 6" style:family="paragraph" style:parent-style-name="Text_20_body" style:next-style-name="Text_20_body" style:default-outline-level="6" style:class="text">
      <style:paragraph-properties fo:margin-top="0.6cm" fo:margin-bottom="0.21cm"/>
      <style:text-properties fo:font-size="14pt" style:text-underline-style="solid" style:text-underline-width="auto" style:text-underline-color="font-color"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ociété" style:family="paragraph" style:parent-style-name="Heading_20_4" style:default-outline-level="" style:list-style-name="">
      <style:text-properties fo:font-style="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left="0.3cm" fo:margin-right="0.3cm" fo:margin-top="0.3cm" fo:margin-bottom="0.3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2">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3" style:display-name="Numbering 3">
      <text:list-level-style-number text:level="1" style:num-suffix="." style:num-format="1">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Footer"><text:tab/><text:tab/><text:page-number text:select-page="current">6</text:page-number></text:p>
      </style:footer>
    </style:master-page>
    <style:master-page style:name="HTML" style:page-layout-name="Mpm2">
      <style:header>
        <text:p text:style-name="Header"/>
      </style:header>
      <style:footer>
        <text:p text:style-name="Footer"/>
      </style:footer>
    </style:master-page>
    <style:master-page style:name="First_20_Page" style:display-name="First Page" style:page-layout-name="Mpm3"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6-01T14:03:26.59</meta:creation-date>
    <dc:date>2016-03-15T16:59:35.57</dc:date>
    <meta:editing-duration>P8DT10H2M23S</meta:editing-duration>
    <meta:editing-cycles>336</meta:editing-cycles>
    <meta:generator>OpenOffice/4.1.2$Win32 OpenOffice.org_project/412m3$Build-9782</meta:generator>
    <dc:creator>Claire Schneider</dc:creator>
    <meta:document-statistic meta:table-count="1" meta:image-count="0" meta:object-count="0" meta:page-count="6" meta:paragraph-count="113" meta:word-count="1795" meta:character-count="10559"/>
  </office:meta>
</office:document-meta>
</file>